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g>
          <draw:custom-shape draw:style-name="gr1" draw:text-style-name="P1" draw:layer="layout" svg:width="3.135cm" svg:height="2.983cm" svg:x="6.167cm" svg:y="0.24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line draw:style-name="gr2" draw:text-style-name="P1" draw:layer="layout" svg:x1="8.528cm" svg:y1="3.038cm" svg:x2="9.181cm" svg:y2="2.314cm">
            <text:p/>
          </draw:line>
          <draw:line draw:style-name="gr2" draw:text-style-name="P1" draw:layer="layout" svg:x1="7.491cm" svg:y1="3.038cm" svg:x2="8.144cm" svg:y2="2.314cm">
            <text:p/>
          </draw:line>
          <draw:line draw:style-name="gr2" draw:text-style-name="P1" draw:layer="layout" svg:x1="6.455cm" svg:y1="3.038cm" svg:x2="7.108cm" svg:y2="2.314cm">
            <text:p/>
          </draw:line>
          <draw:line draw:style-name="gr2" draw:text-style-name="P1" draw:layer="layout" svg:x1="8.526cm" svg:y1="2.085cm" svg:x2="9.179cm" svg:y2="1.361cm">
            <text:p/>
          </draw:line>
          <draw:line draw:style-name="gr2" draw:text-style-name="P1" draw:layer="layout" svg:x1="6.453cm" svg:y1="2.085cm" svg:x2="7.106cm" svg:y2="1.361cm">
            <text:p/>
          </draw:line>
          <draw:line draw:style-name="gr2" draw:text-style-name="P1" draw:layer="layout" svg:x1="8.525cm" svg:y1="1.133cm" svg:x2="9.178cm" svg:y2="0.409cm">
            <text:p/>
          </draw:line>
          <draw:line draw:style-name="gr2" draw:text-style-name="P1" draw:layer="layout" svg:x1="7.488cm" svg:y1="1.133cm" svg:x2="8.141cm" svg:y2="0.409cm">
            <text:p/>
          </draw:line>
          <draw:line draw:style-name="gr2" draw:text-style-name="P1" draw:layer="layout" svg:x1="6.451cm" svg:y1="1.133cm" svg:x2="7.104cm" svg:y2="0.409cm">
            <text:p/>
          </draw:line>
        </draw:g>
        <draw:g>
          <draw:custom-shape draw:style-name="gr1" draw:text-style-name="P1" draw:layer="layout" svg:width="3.135cm" svg:height="2.983cm" svg:x="1.009cm" svg:y="0.203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custom-shape draw:style-name="gr3" draw:text-style-name="P1" draw:layer="layout" svg:width="1.159cm" svg:height="1.118cm" svg:x="2.333cm" svg:y="0.807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line draw:style-name="gr2" draw:text-style-name="P1" draw:layer="layout" svg:x1="2.65cm" svg:y1="1.731cm" svg:x2="3.303cm" svg:y2="1.007cm">
            <text:p/>
          </draw:line>
        </draw:g>
        <draw:g>
          <draw:custom-shape draw:style-name="gr1" draw:text-style-name="P1" draw:layer="layout" svg:width="3.136cm" svg:height="2.983cm" svg:x="11.31cm" svg:y="0.205cm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line draw:style-name="gr2" draw:text-style-name="P1" draw:layer="layout" svg:x1="13.823cm" svg:y1="2.844cm" svg:x2="14.476cm" svg:y2="2.12cm">
            <text:p/>
          </draw:line>
          <draw:line draw:style-name="gr2" draw:text-style-name="P1" draw:layer="layout" svg:x1="12.787cm" svg:y1="2.844cm" svg:x2="13.44cm" svg:y2="2.12cm">
            <text:p/>
          </draw:line>
          <draw:line draw:style-name="gr2" draw:text-style-name="P1" draw:layer="layout" svg:x1="11.75cm" svg:y1="2.844cm" svg:x2="12.403cm" svg:y2="2.12cm">
            <text:p/>
          </draw:line>
          <draw:line draw:style-name="gr2" draw:text-style-name="P1" draw:layer="layout" svg:x1="13.822cm" svg:y1="1.892cm" svg:x2="14.475cm" svg:y2="1.168cm">
            <text:p/>
          </draw:line>
          <draw:line draw:style-name="gr2" draw:text-style-name="P1" draw:layer="layout" svg:x1="12.785cm" svg:y1="1.892cm" svg:x2="13.438cm" svg:y2="1.168cm">
            <text:p/>
          </draw:line>
          <draw:line draw:style-name="gr2" draw:text-style-name="P1" draw:layer="layout" svg:x1="11.748cm" svg:y1="1.892cm" svg:x2="12.401cm" svg:y2="1.168cm">
            <text:p/>
          </draw:line>
          <draw:line draw:style-name="gr2" draw:text-style-name="P1" draw:layer="layout" svg:x1="13.82cm" svg:y1="0.939cm" svg:x2="14.473cm" svg:y2="0.215cm">
            <text:p/>
          </draw:line>
          <draw:line draw:style-name="gr2" draw:text-style-name="P1" draw:layer="layout" svg:x1="12.784cm" svg:y1="0.939cm" svg:x2="13.437cm" svg:y2="0.215cm">
            <text:p/>
          </draw:line>
          <draw:line draw:style-name="gr2" draw:text-style-name="P1" draw:layer="layout" svg:x1="11.747cm" svg:y1="0.939cm" svg:x2="12.4cm" svg:y2="0.215cm">
            <text:p/>
          </draw:lin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7.01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24cm" fo:page-height="3.5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2.136cm" svg:x="1cm" svg:y="4.852cm" draw:page-number="1"/>
      <draw:page-thumbnail draw:layer="backgroundobjects" svg:width="9.294cm" svg:height="2.136cm" svg:x="1cm" svg:y="12.9cm"/>
      <draw:page-thumbnail draw:layer="backgroundobjects" svg:width="9.294cm" svg:height="2.136cm" svg:x="1cm" svg:y="20.948cm"/>
      <draw:page-thumbnail draw:layer="backgroundobjects" svg:width="9.294cm" svg:height="2.136cm" svg:x="11.295cm" svg:y="4.852cm"/>
      <draw:page-thumbnail draw:layer="backgroundobjects" svg:width="9.294cm" svg:height="2.136cm" svg:x="11.295cm" svg:y="12.9cm"/>
      <draw:page-thumbnail draw:layer="backgroundobjects" svg:width="9.294cm" svg:height="2.136cm" svg:x="11.295cm" svg:y="20.94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8.964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ander Heimel</meta:initial-creator>
    <meta:creation-date>2010-10-25T13:08:37</meta:creation-date>
    <dc:date>2010-10-25T15:47:50</dc:date>
    <dc:creator>Alexander Heimel</dc:creator>
    <meta:editing-duration>PT00H04M58S</meta:editing-duration>
    <meta:editing-cycles>7</meta:editing-cycles>
    <meta:generator>OpenOffice.org/3.2$Linux OpenOffice.org_project/320m12$Build-9483</meta:generator>
    <meta:document-statistic meta:object-count="48"/>
  </office:meta>
</office:document-meta>
</file>